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699d2" officeooo:paragraph-rsid="001699d2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/>
    </style:style>
    <style:style style:name="T1" style:family="text">
      <style:text-properties fo:font-size="12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áctica 2.</text:p>
      <text:p text:style-name="P1"/>
      <text:p text:style-name="P1">Por :</text:p>
      <text:p text:style-name="P1">Carlos Campos Fuentes </text:p>
      <text:p text:style-name="P1">Juan David Vargas Jiménez</text:p>
      <text:p text:style-name="P1"/>
      <text:p text:style-name="P1">Creación del Makefile:</text:p>
      <text:p text:style-name="P1"/>
      <text:p text:style-name="P1"><draw:line text:anchor-type="paragraph" draw:z-index="13" draw:style-name="gr2" draw:text-style-name="P2" svg:x1="9.544cm" svg:y1="9.611cm" svg:x2="6.713cm" svg:y2="12.707cm"><text:p/></draw:line><draw:line text:anchor-type="paragraph" draw:z-index="12" draw:style-name="gr2" draw:text-style-name="P2" svg:x1="4.306cm" svg:y1="6.489cm" svg:x2="4.782cm" svg:y2="12.68cm"><text:p/></draw:line><draw:line text:anchor-type="paragraph" draw:z-index="11" draw:style-name="gr2" draw:text-style-name="P2" svg:x1="10.497cm" svg:y1="6.463cm" svg:x2="10.497cm" svg:y2="8.659cm"><text:p/></draw:line><draw:line text:anchor-type="paragraph" draw:z-index="10" draw:style-name="gr2" draw:text-style-name="P2" svg:x1="14.677cm" svg:y1="1.965cm" svg:x2="12.005cm" svg:y2="5.59cm"><text:p/></draw:line><draw:line text:anchor-type="paragraph" draw:z-index="9" draw:style-name="gr2" draw:text-style-name="P2" svg:x1="10.603cm" svg:y1="2.203cm" svg:x2="11.026cm" svg:y2="5.669cm"><text:p/></draw:line><draw:line text:anchor-type="paragraph" draw:z-index="8" draw:style-name="gr2" draw:text-style-name="P2" svg:x1="7.825cm" svg:y1="2.071cm" svg:x2="4.888cm" svg:y2="5.537cm"><text:p/></draw:line><draw:line text:anchor-type="paragraph" draw:z-index="7" draw:style-name="gr2" draw:text-style-name="P2" svg:x1="3.009cm" svg:y1="2.124cm" svg:x2="3.538cm" svg:y2="5.59cm"><text:p/></draw:line><draw:rect text:anchor-type="paragraph" draw:z-index="6" draw:style-name="gr1" draw:text-style-name="P2" svg:width="4.075cm" svg:height="1.456cm" svg:x="3.274cm" svg:y="12.469cm"><text:p text:style-name="P2">bloqueLed</text:p></draw:rect><draw:rect text:anchor-type="paragraph" draw:z-index="5" draw:style-name="gr1" draw:text-style-name="P2" svg:width="3.837cm" svg:height="1.403cm" svg:x="8.856cm" svg:y="8.474cm"><text:p text:style-name="P2">libled.a</text:p></draw:rect><draw:rect text:anchor-type="paragraph" draw:z-index="4" draw:style-name="gr1" draw:text-style-name="P2" svg:width="4.181cm" svg:height="1.403cm" svg:x="8.698cm" svg:y="5.405cm"><text:p text:style-name="P2">bloqueLed.o</text:p></draw:rect><draw:rect text:anchor-type="paragraph" draw:z-index="1" draw:style-name="gr1" draw:text-style-name="P2" svg:width="5.292cm" svg:height="1.509cm" svg:x="12.561cm" svg:y="0.907cm"><text:p text:style-name="P2">bloqueLed.cpp</text:p></draw:rect><draw:rect text:anchor-type="paragraph" draw:z-index="3" draw:style-name="gr1" draw:text-style-name="P2" svg:width="4.128cm" svg:height="1.43cm" svg:x="1.951cm" svg:y="5.246cm"><text:p text:style-name="P2">test.o</text:p></draw:rect><draw:rect text:anchor-type="paragraph" draw:z-index="2" draw:style-name="gr1" draw:text-style-name="P2" svg:width="5.213cm" svg:height="1.509cm" svg:x="6.608cm" svg:y="0.933cm"><text:p text:style-name="P2">bloqueLed.h</text:p></draw:rect><draw:rect text:anchor-type="paragraph" draw:z-index="0" draw:style-name="gr1" draw:text-style-name="P3" svg:width="5.638cm" svg:height="1.378cm" svg:x="-0.034cm" svg:y="1.012cm"><text:p text:style-name="P2"><text:span text:style-name="T1">test.cpp</text:span></text:p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Aparte se han añadido Macros y creado la opción clean para limpiar .o y .a y mrproper para limpiar los bin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19:53:56.221169496</meta:creation-date>
    <meta:generator>LibreOffice/4.2.8.2$Linux_X86_64 LibreOffice_project/420m0$Build-2</meta:generator>
    <dc:date>2016-03-20T20:06:36.070322174</dc:date>
    <meta:editing-duration>P0D</meta:editing-duration>
    <meta:editing-cycles>1</meta:editing-cycles>
    <meta:document-statistic meta:table-count="0" meta:image-count="0" meta:object-count="0" meta:page-count="1" meta:paragraph-count="6" meta:word-count="35" meta:character-count="192" meta:non-whitespace-character-count="162"/>
  </office:meta>
</office:document-meta>
</file>